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Garamond, Times, serif"/>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440f" officeooo:paragraph-rsid="000f440f"/>
    </style:style>
    <style:style style:name="P2" style:family="paragraph" style:parent-style-name="Standard">
      <style:text-properties officeooo:rsid="0010544a" officeooo:paragraph-rsid="0010544a"/>
    </style:style>
    <style:style style:name="P3" style:family="paragraph" style:parent-style-name="Standard">
      <style:text-properties officeooo:rsid="0011edee" officeooo:paragraph-rsid="0011edee"/>
    </style:style>
    <style:style style:name="P4" style:family="paragraph" style:parent-style-name="Standard">
      <style:text-properties officeooo:rsid="0016d6a7" officeooo:paragraph-rsid="0016d6a7"/>
    </style:style>
    <style:style style:name="P5" style:family="paragraph" style:parent-style-name="Standard">
      <style:text-properties officeooo:rsid="00172a46" officeooo:paragraph-rsid="00172a46"/>
    </style:style>
    <style:style style:name="P6" style:family="paragraph" style:parent-style-name="Standard">
      <style:text-properties officeooo:rsid="00172a46" officeooo:paragraph-rsid="001a6dd0"/>
    </style:style>
    <style:style style:name="P7" style:family="paragraph" style:parent-style-name="Standard">
      <style:text-properties officeooo:rsid="00189fe4" officeooo:paragraph-rsid="00189fe4"/>
    </style:style>
    <style:style style:name="P8" style:family="paragraph" style:parent-style-name="Standard">
      <style:text-properties officeooo:rsid="0027cf49" officeooo:paragraph-rsid="0027cf49"/>
    </style:style>
    <style:style style:name="P9" style:family="paragraph" style:parent-style-name="Standard">
      <style:text-properties officeooo:rsid="00189fe4" officeooo:paragraph-rsid="00189fe4"/>
    </style:style>
    <style:style style:name="P10" style:family="paragraph" style:parent-style-name="Standard">
      <style:text-properties officeooo:rsid="0032bfaf" officeooo:paragraph-rsid="0032bfaf"/>
    </style:style>
    <style:style style:name="P11" style:family="paragraph" style:parent-style-name="Standard">
      <style:text-properties officeooo:rsid="0032bfaf" officeooo:paragraph-rsid="00404530"/>
    </style:style>
    <style:style style:name="P12" style:family="paragraph" style:parent-style-name="Standard">
      <style:text-properties officeooo:rsid="00172a46" officeooo:paragraph-rsid="00369aaf"/>
    </style:style>
    <style:style style:name="P13" style:family="paragraph" style:parent-style-name="Standard">
      <style:text-properties officeooo:rsid="00172a46" officeooo:paragraph-rsid="001a6dd0"/>
    </style:style>
    <style:style style:name="P14" style:family="paragraph" style:parent-style-name="Standard">
      <style:text-properties officeooo:rsid="00172a46" officeooo:paragraph-rsid="0038d88f"/>
    </style:style>
    <style:style style:name="P15" style:family="paragraph" style:parent-style-name="Standard">
      <style:text-properties officeooo:rsid="00172a46" officeooo:paragraph-rsid="00172a46"/>
    </style:style>
    <style:style style:name="P16" style:family="paragraph" style:parent-style-name="Standard">
      <style:text-properties officeooo:rsid="00458b5d" officeooo:paragraph-rsid="00458b5d"/>
    </style:style>
    <style:style style:name="P17" style:family="paragraph" style:parent-style-name="Standard">
      <style:text-properties officeooo:rsid="0027cf49" officeooo:paragraph-rsid="004a4606"/>
    </style:style>
    <style:style style:name="P18" style:family="paragraph" style:parent-style-name="Standard">
      <style:text-properties officeooo:rsid="004ef829" officeooo:paragraph-rsid="00548df3"/>
    </style:style>
    <style:style style:name="P19" style:family="paragraph" style:parent-style-name="Standard">
      <style:text-properties officeooo:rsid="0062cb4d" officeooo:paragraph-rsid="0062cb4d"/>
    </style:style>
    <style:style style:name="P20" style:family="paragraph" style:parent-style-name="Standard">
      <style:text-properties officeooo:rsid="0080d734" officeooo:paragraph-rsid="0080d734"/>
    </style:style>
    <style:style style:name="P21" style:family="paragraph" style:parent-style-name="Text_20_body">
      <style:text-properties officeooo:rsid="001da109" officeooo:paragraph-rsid="001da109"/>
    </style:style>
    <style:style style:name="P22" style:family="paragraph" style:parent-style-name="Text_20_body">
      <style:text-properties officeooo:paragraph-rsid="0068408d"/>
    </style:style>
    <style:style style:name="T1" style:family="text">
      <style:text-properties fo:font-weight="bold" style:font-weight-asian="bold" style:font-weight-complex="bold"/>
    </style:style>
    <style:style style:name="T2" style:family="text">
      <style:text-properties fo:font-weight="bold" officeooo:rsid="0023b4bc" style:font-weight-asian="bold" style:font-weight-complex="bold"/>
    </style:style>
    <style:style style:name="T3" style:family="text">
      <style:text-properties officeooo:rsid="0018acd3"/>
    </style:style>
    <style:style style:name="T4" style:family="text">
      <style:text-properties officeooo:rsid="001a6dd0"/>
    </style:style>
    <style:style style:name="T5" style:family="text">
      <style:text-properties officeooo:rsid="001c3780"/>
    </style:style>
    <style:style style:name="T6" style:family="text">
      <style:text-properties officeooo:rsid="0022fe27"/>
    </style:style>
    <style:style style:name="T7" style:family="text">
      <style:text-properties officeooo:rsid="002d1b72"/>
    </style:style>
    <style:style style:name="T8" style:family="text">
      <style:text-properties officeooo:rsid="00404530"/>
    </style:style>
    <style:style style:name="T9" style:family="text">
      <style:text-properties officeooo:rsid="0042881e"/>
    </style:style>
    <style:style style:name="T10" style:family="text">
      <style:text-properties officeooo:rsid="0046caad"/>
    </style:style>
    <style:style style:name="T11" style:family="text">
      <style:text-properties officeooo:rsid="0065e421"/>
    </style:style>
    <style:style style:name="T12" style:family="text">
      <style:text-properties officeooo:rsid="0068bcdf"/>
    </style:style>
    <style:style style:name="T13" style:family="text">
      <style:text-properties officeooo:rsid="006a7a61"/>
    </style:style>
    <style:style style:name="T14" style:family="text">
      <style:text-properties officeooo:rsid="006c3fe9"/>
    </style:style>
    <style:style style:name="T15" style:family="text">
      <style:text-properties officeooo:rsid="006e003b"/>
    </style:style>
    <style:style style:name="T16" style:family="text">
      <style:text-properties officeooo:rsid="006ec683"/>
    </style:style>
    <style:style style:name="T17" style:family="text">
      <style:text-properties officeooo:rsid="007006fa"/>
    </style:style>
    <style:style style:name="T18" style:family="text">
      <style:text-properties officeooo:rsid="0071bf1b"/>
    </style:style>
    <style:style style:name="T19" style:family="text">
      <style:text-properties officeooo:rsid="00739109"/>
    </style:style>
    <style:style style:name="T20" style:family="text">
      <style:text-properties officeooo:rsid="0073fc45"/>
    </style:style>
    <style:style style:name="T21" style:family="text">
      <style:text-properties officeooo:rsid="0074bb92"/>
    </style:style>
    <style:style style:name="T22" style:family="text">
      <style:text-properties officeooo:rsid="00768adc"/>
    </style:style>
    <style:style style:name="T23" style:family="text">
      <style:text-properties officeooo:rsid="00781249"/>
    </style:style>
    <style:style style:name="T24" style:family="text">
      <style:text-properties officeooo:rsid="00807bb0"/>
    </style:style>
    <style:style style:name="T25" style:family="text">
      <style:text-properties officeooo:rsid="0081e3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nctionnement des gouvernements Athéniens et Spartiates, comparaison(Capitalisme VS Communisme)</text:p>
      <text:p text:style-name="P1"/>
      <text:p text:style-name="P2"><text:a xlink:type="simple" xlink:href="http://www.persee.fr/doc/bude_0004-5527_1964_num_1_3_4087" text:style-name="Internet_20_link" text:visited-style-name="Visited_20_Internet_20_Link">http://www.persee.fr/doc/bude_0004-5527_1964_num_1_3_4087</text:a> </text:p>
      <text:p text:style-name="P2"><text:a xlink:type="simple" xlink:href="http://www.cosmovisions.com/ChronoGreceAntique04.htm" text:style-name="Internet_20_link" text:visited-style-name="Visited_20_Internet_20_Link">www.cosmovisions.com/ChronoGreceAntique04.htm</text:a> </text:p>
      <text:p text:style-name="P2"><text:a xlink:type="simple" xlink:href="http://seteblog.over-blog.com/article-21170492.html" text:style-name="Internet_20_link" text:visited-style-name="Visited_20_Internet_20_Link">http://seteblog.over-blog.com/article-21170492.html</text:a></text:p>
      <text:p text:style-name="P3"><text:a xlink:type="simple" xlink:href="http://hellada.free.fr/sparte.html" text:style-name="Internet_20_link" text:visited-style-name="Visited_20_Internet_20_Link">http://hellada.free.fr/sparte.html</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Introduction :</text:span> </text:p>
      <text:p text:style-name="P4"/>
      <text:p text:style-name="P22"><text:span text:style-name="T13">Titouan &gt; </text:span>Athènes est née au 9ème si<text:span text:style-name="T5">e</text:span>cle av JC, elle est issue d’un synoecisme (réunion de cité). Au 5eme siècle av JC elle est au centre d’un empire maritime qui couvre une grande partie de la Méditerranée. Le monde grec est essentiellement marin. La cité s’étend sur la péninsule de l’Attique (2500 Km²) soit <text:span text:style-name="T6">1/4</text:span> de la Corse. <text:span text:style-name="T10">La cité d'Athènes va connaître un fonctionnement démocratique. Les réformes de Clisthène réduisent considérablement l'influence politique des familles nobles les plus riches (l'aristocratie). Vers 465 av. J.-C., les réformes d'Éphialte et de Périclès permettent à l'ensemble des citoyens athéniens de participer à la vie politique de la cité et de pouvoir accéder aux plus hautes fonctions de l'État. </text:span></text:p>
      <text:p text:style-name="P22"><text:span text:style-name="T12">Vadim &gt; Les assemblées où le peuple siège directement ou est représenté par des représentants désignés discutent et votent les lois. Les dirigeants de l'État sont élus pour une année, renouvelables sans limite, agissent collectivement, sont soumis à un contrôle permanent et doivent rendre des comptes à leur sortie de fonction. Cependant, près de 90 % de la population d'Athènes ne dispose pas des droits du citoyen : ce sont les femmes, les enfants, les étrangers et les esclaves, et seuls ceux qui résident en ville peuvent participer activement à la vie politique.</text:span></text:p>
      <text:p text:style-name="P21"><text:span text:style-name="T11">Mathias &gt; </text:span>Sparte était une cité profondément originale en Grèce ancienne qui présentait des similitudes avec certaines cités de Crète où les populations étaient d'origine doriennes. Elle a marqué les esprits dès l'Antiquité par son caractère sévère avec un modèle de violence d'éducation imposé aux jeunes spartiates. Dès l'Antiquité les écrivains, philosophes et historiens (Hérodote, Aristide, Polybe, et d'autres) ont beaucoup écrit sur Sparte mais aucun d'entre-eux n'en était natif. La plupart de ces philosophes étaient athéniens et certains comme Xénophon ont émis des jugements positifs, d'autres furent au contraire très sévères comme Isocrate.</text:p>
      <text:p text:style-name="P16"/>
      <text:p text:style-name="P4"/>
      <text:p text:style-name="P5"><text:span text:style-name="T1">Différences entre les deux </text:span><text:span text:style-name="T2">(Développement)</text:span><text:span text:style-name="T1"> :</text:span> </text:p>
      <text:p text:style-name="P5">//Le régime politique </text:p>
      <text:p text:style-name="P5"/>
      <text:p text:style-name="P6"><text:span text:style-name="T15">Titouan &gt; </text:span>Sparte était une oligarchie <text:span text:style-name="T3">mais avec de la royauté, et puis un peu de démocratie aussi</text:span>. <text:span text:style-name="T4">Aristote voit dans Sparte une combinaison harmonieuse et bien équilibrée de monarchie, d'aristocratie et de démocratie. Les institutions dirigeantes de Sparte sont composées de deux rois, cinq éphores, une gérousie(nom du Sénat à Sparte) et une assemblée.</text:span></text:p>
      <text:p text:style-name="P6"/>
      <text:p text:style-name="P12"><text:span text:style-name="T16">Vadim &gt; </text:span>Tous les citoyens pouvaient s'ils le désiraient participer à l'Assemblée de la cité, mais le pouvoir était en fait détenu par les plus riches de ceux-çi. </text:p>
      <text:p text:style-name="P14">Le gouvernement était composé de cinq éphores, élus par les membres de l'Assemblée pour un an. </text:p>
      <text:p text:style-name="P14"/>
      <text:p text:style-name="P14"><text:span text:style-name="T17">Mathias &gt; </text:span>À l'âge de soixante ans, un citoyen appartenant à "l'élite de la cité" (c'est-à-dire riche et respecté...) avait la possibilité de devenir un des vingt-huit gérontes qui composaient à vie le Conseil, haute institution de l'époque. </text:p>
      <text:p text:style-name="P5"/>
      <text:p text:style-name="P7">//Les rapports Athènes - <text:span text:style-name="T7">Sparte</text:span></text:p>
      <text:p text:style-name="P7"/>
      <text:p text:style-name="P7"><text:span text:style-name="T18">Titouan &gt; </text:span>Au cours de l'histoire, les deux cités se sont parfois alliées, pour des causes diverses. Cela a été le cas lors des deux Guerres Médiques, où elles ont réunies leurs forces pour combattre les Perses. La ligue de Délos fut créée en 480 avant J.C. pour éviter que les Perses ne récidivent. C'était une association de plusieurs cités de la péninsule grecque. Chacun des membres payait une cotisation annuelle, plus ou moins importante selon sa richesse.</text:p>
      <text:p text:style-name="P7"/>
      <text:p text:style-name="P7"><text:span text:style-name="T19">Vadim &gt; </text:span>Mais Athènes et Sparte se sont <text:span text:style-name="T9">également souvent</text:span> combattues lors de combats fratricides, comme lors de la guerre du Péloponnèse (de 431 à 404 avant J.C.). Au début du conflit, les <text:soft-page-break/>belligérants allaient d'escarmouche en escarmouche contre le territoire voisin. Cette période ne se termina qu'avec la paix de Nicias (421). La seconde partie de cette guerre se déroula moins bien pour les Athéniens. Malgré les victoires de leur général Alcibiade en 410 et 408 avant J.C., ils furent battus, tout d'abord à l'embouchure du fleuve Aigos; Athènes fut ensuite assiégée puis contrainte à la capitulation. Sparte la dépouilla de son empire et l'humilia. </text:p>
      <text:p text:style-name="P7"/>
      <text:p text:style-name="P11"><text:span text:style-name="T20">Mathias &gt; </text:span>Athènes et Sparte sont deux États de cités dans lesquels les droits politiques sont strictement et intégralement réservés aux hommes qui ne sont plus des enfants au regard de la loi. Ce sont deux États qui ont en commun l'exclusion totale de la majorité des individus habitant le territoire. L'une des caractéristiques principales intrinsèque de toutes les cités grecques <text:span text:style-name="T8">d</text:span>epuis l'époque archaïque, c'est l'exclusion des femmes du domaine politique pendant toute l'Antiquité. Les enfants sont considérés à leur naissance comme des non-citoyens qui doivent franchir des étapes, avec un nombre d'années qui peut varier selon les cités (18-20 ans à Athènes et Sparte). Cet âge est un héritage de l'Antiquité, qui est une évidence aujourd'hui. L'exclusion des étrangers est totale, de tout droit politique, que ce soit à Athènes ou Sparte, aussi bien pour de la vie politique nationale que locale.</text:p>
      <text:p text:style-name="P10"/>
      <text:p text:style-name="P18"><text:span text:style-name="T21">Titouan &gt; </text:span>Les repas en commun devinrent la règle. L’éducation des enfants et des jeunes fut orientée dans le sens de la frugalité et de l’efficacité militaire. Par exemple, « il s’efforça de fortifier le corps des jeunes filles, en les habituant à la course, à la lutte, au lancement du disque et du javelot... ». En trois siècles maximum, Sparte assoit son hégémonie dans le Péloponnèse puis sur toute la Grèce. De nombreux penseurs grecs se laissèrent attirer par le modèle spartiate de société. Ce fut par exemple le cas d’Antisthène, disciple de Socrate « Sparte est supérieure à tous les autres Etats. Elle est en comparaison avec Athènes, ce qu’une assemblée d’hommes est à une réunion de femmes dans le gynécée. » (gynécée =&gt; appartement des femmes dans les maisons). <text:span text:style-name="T24">Cette citation d'Antisthène, montre également l'esprit de la société grec antique, loin d'être très flatteur pour les femmes.</text:span></text:p>
      <text:p text:style-name="P18"/>
      <text:p text:style-name="P19"><text:span text:style-name="T22">Vadim &gt; </text:span>L'éducation à Athènes est très différente de celle qui se pratique à Sparte :</text:p>
      <text:p text:style-name="P19">Au cours du VIe siècle, elle a perdu tout aspect militaire. La préparation à la guerre n'est plus assurée qu'indirectement par le sport. De plus, l'état n'intervient pas dans l'éducation, qui est laissée à l'initiative privée des individus.</text:p>
      <text:p text:style-name="P19">Au début du Ve siècle, presque tous les Athéniens savent lire, ce qui est d'ailleurs indispensable pour que puissent fonctionner certaines procédures démocratiques.</text:p>
      <text:p text:style-name="P19"/>
      <text:p text:style-name="P19"><text:span text:style-name="T23">Mathias &gt; </text:span>Pourtant, il n'y a pas d'obligation scolaire à Athènes, seule la coutume oblige le père de famille à envoyer ses enfants à l'école. Les différents maîtres sont payés directement par les familles et reçoivent les élèves dans un local qui leur appartient. Les enfants de famille pauvre quittent donc l'école beaucoup plus tôt que ceux des familles aisées .</text:p>
      <text:p text:style-name="P19">Enfin, l'éducation n'est pas restée figée comme à Sparte.</text:p>
      <text:p text:style-name="P19"/>
      <text:p text:style-name="P8"><text:span text:style-name="T1">Conclusion :</text:span> </text:p>
      <text:p text:style-name="P8"/>
      <text:p text:style-name="P17"><text:span text:style-name="T14">Titouan &gt; La cité de Sparte est souvent présentée comme un modèle antique du communisme alors que la cité d'Athènes est plutot présentée comme un modèle à la base des démocraties que nous pouvons aujourd'hui connaitre.</text:span></text:p>
      <text:p text:style-name="P17"/>
      <text:p text:style-name="P20">THIS IS THE END... <text:span text:style-name="T25">SKYYYYYFALLLLLL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Garamond, Times, serif"/>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1M18S</meta:editing-duration>
    <meta:editing-cycles>104</meta:editing-cycles>
    <meta:generator>LibreOffice/5.1.1.3$Windows_x86 LibreOffice_project/89f508ef3ecebd2cfb8e1def0f0ba9a803b88a6d</meta:generator>
    <dc:date>2017-04-23T21:27:18.498000000</dc:date>
    <dc:creator>Garnier Mathias</dc:creator>
    <meta:document-statistic meta:table-count="0" meta:image-count="0" meta:object-count="0" meta:page-count="3" meta:paragraph-count="28" meta:word-count="1139" meta:character-count="7295" meta:non-whitespace-character-count="6175"/>
    <meta:user-defined meta:name="Info 1"/>
    <meta:user-defined meta:name="Info 2"/>
    <meta:user-defined meta:name="Info 3"/>
    <meta:user-defined meta:name="Info 4"/>
  </office:meta>
</office:document-meta>
</file>